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fo:font-size="10pt" officeooo:paragraph-rsid="0010c6e9" style:font-size-asian="10pt" style:font-size-complex="10pt"/>
    </style:style>
    <style:style style:name="P2" style:family="paragraph" style:parent-style-name="Standard">
      <style:text-properties style:font-name="Cantarell" fo:font-size="10pt" officeooo:paragraph-rsid="0010c6e9" style:font-size-asian="10pt" style:font-size-complex="10pt"/>
    </style:style>
    <style:style style:name="P3" style:family="paragraph" style:parent-style-name="Standard" style:list-style-name="L1">
      <style:text-properties style:font-name="Cantarell" fo:font-size="10pt" officeooo:rsid="001d352a" officeooo:paragraph-rsid="001d352a" style:font-size-asian="10pt" style:font-size-complex="10pt"/>
    </style:style>
    <style:style style:name="P4" style:family="paragraph" style:parent-style-name="Standard" style:list-style-name="L2">
      <style:text-properties style:font-name="Cantarell" fo:font-size="10pt" officeooo:rsid="00205526" officeooo:paragraph-rsid="00205526" style:font-size-asian="10pt" style:font-size-complex="10pt"/>
    </style:style>
    <style:style style:name="P5" style:family="paragraph" style:parent-style-name="Standard" style:list-style-name="L2">
      <style:text-properties style:font-name="Cantarell" fo:font-size="10pt" officeooo:paragraph-rsid="0010c6e9" style:font-size-asian="10pt" style:font-size-complex="10pt"/>
    </style:style>
    <style:style style:name="P6" style:family="paragraph" style:parent-style-name="Standard" style:list-style-name="L2">
      <style:text-properties style:font-name="Cantarell" fo:font-size="10pt" officeooo:paragraph-rsid="00205526" style:font-size-asian="10pt" style:font-size-complex="10pt"/>
    </style:style>
    <style:style style:name="P7" style:family="paragraph" style:parent-style-name="Standard" style:list-style-name="L2">
      <style:text-properties style:font-name="Cantarell" fo:font-size="10pt" officeooo:paragraph-rsid="0027ea17" style:font-size-asian="10pt" style:font-size-complex="10pt"/>
    </style:style>
    <style:style style:name="P8" style:family="paragraph" style:parent-style-name="Standard" style:list-style-name="L1">
      <style:text-properties style:font-name="Cantarell" fo:font-size="10pt" officeooo:paragraph-rsid="00205526" style:font-size-asian="10pt" style:font-size-complex="10pt"/>
    </style:style>
    <style:style style:name="P9" style:family="paragraph" style:parent-style-name="Standard" style:list-style-name="L2">
      <style:text-properties style:font-name="Cantarell" fo:font-size="10pt" officeooo:rsid="002132fc" officeooo:paragraph-rsid="002132fc" style:font-size-asian="10pt" style:font-size-complex="10pt"/>
    </style:style>
    <style:style style:name="P10" style:family="paragraph" style:parent-style-name="Standard" style:list-style-name="L2">
      <style:text-properties style:font-name="Cantarell" fo:font-size="10pt" officeooo:rsid="002704b8" officeooo:paragraph-rsid="002704b8" style:font-size-asian="10pt" style:font-size-complex="10pt"/>
    </style:style>
    <style:style style:name="P11" style:family="paragraph" style:parent-style-name="Standard" style:list-style-name="L2">
      <style:text-properties style:font-name="Cantarell" fo:font-size="10pt" officeooo:rsid="0027ea17" officeooo:paragraph-rsid="0027ea17" style:font-size-asian="10pt" style:font-size-complex="10pt"/>
    </style:style>
    <style:style style:name="P12" style:family="paragraph" style:parent-style-name="Standard" style:list-style-name="L3">
      <style:text-properties style:font-name="Cantarell" fo:font-size="10pt" officeooo:paragraph-rsid="0010c6e9" style:font-size-asian="10pt" style:font-size-complex="10pt"/>
    </style:style>
    <style:style style:name="P13" style:family="paragraph" style:parent-style-name="Standard" style:list-style-name="L3">
      <style:text-properties style:font-name="Cantarell" fo:font-size="10pt" officeooo:paragraph-rsid="00241a06" style:font-size-asian="10pt" style:font-size-complex="10pt"/>
    </style:style>
    <style:style style:name="P14" style:family="paragraph" style:parent-style-name="Standard" style:list-style-name="L3">
      <style:text-properties style:font-name="Cantarell" fo:font-size="10pt" officeooo:paragraph-rsid="0029ba80" style:font-size-asian="10pt" style:font-size-complex="10pt"/>
    </style:style>
    <style:style style:name="P15" style:family="paragraph" style:parent-style-name="Standard" style:list-style-name="L4">
      <style:text-properties style:font-name="Cantarell" fo:font-size="10pt" officeooo:paragraph-rsid="0029ba80" style:font-size-asian="10pt" style:font-size-complex="10pt"/>
    </style:style>
    <style:style style:name="P16" style:family="paragraph" style:parent-style-name="Standard" style:list-style-name="L4">
      <style:text-properties style:font-name="Cantarell" fo:font-size="10pt" officeooo:rsid="0029ba80" officeooo:paragraph-rsid="0029ba80" style:font-size-asian="10pt" style:font-size-complex="10pt"/>
    </style:style>
    <style:style style:name="P17" style:family="paragraph" style:parent-style-name="Standard">
      <style:text-properties style:font-name="Cantarell" fo:font-size="10pt" officeooo:rsid="0029ba80" officeooo:paragraph-rsid="0029ba80" style:font-size-asian="10pt" style:font-size-complex="10pt"/>
    </style:style>
    <style:style style:name="P18" style:family="paragraph" style:parent-style-name="Standard">
      <style:text-properties style:font-name="Cantarell" fo:font-size="10pt" officeooo:paragraph-rsid="002df83d" style:font-size-asian="10pt" style:font-size-complex="10pt"/>
    </style:style>
    <style:style style:name="P19" style:family="paragraph" style:parent-style-name="Standard" style:list-style-name="L3">
      <style:text-properties officeooo:paragraph-rsid="0010c6e9"/>
    </style:style>
    <style:style style:name="T1" style:family="text">
      <style:text-properties officeooo:rsid="0010c6e9"/>
    </style:style>
    <style:style style:name="T2" style:family="text">
      <style:text-properties officeooo:rsid="0012428c"/>
    </style:style>
    <style:style style:name="T3" style:family="text">
      <style:text-properties officeooo:rsid="0013fe7f"/>
    </style:style>
    <style:style style:name="T4" style:family="text">
      <style:text-properties officeooo:rsid="0018e918"/>
    </style:style>
    <style:style style:name="T5" style:family="text">
      <style:text-properties officeooo:rsid="00199bb2"/>
    </style:style>
    <style:style style:name="T6" style:family="text">
      <style:text-properties officeooo:rsid="0019dd7d"/>
    </style:style>
    <style:style style:name="T7" style:family="text">
      <style:text-properties officeooo:rsid="0019f657"/>
    </style:style>
    <style:style style:name="T8" style:family="text">
      <style:text-properties officeooo:rsid="001c1256"/>
    </style:style>
    <style:style style:name="T9" style:family="text">
      <style:text-properties officeooo:rsid="001e5b32"/>
    </style:style>
    <style:style style:name="T10" style:family="text">
      <style:text-properties officeooo:rsid="00205526"/>
    </style:style>
    <style:style style:name="T11" style:family="text">
      <style:text-properties officeooo:rsid="002206ee"/>
    </style:style>
    <style:style style:name="T12" style:family="text">
      <style:text-properties officeooo:rsid="0023e5d2"/>
    </style:style>
    <style:style style:name="T13" style:family="text">
      <style:text-properties officeooo:rsid="00241a06"/>
    </style:style>
    <style:style style:name="T14" style:family="text">
      <style:text-properties officeooo:rsid="00255d0f"/>
    </style:style>
    <style:style style:name="T15" style:family="text">
      <style:text-properties officeooo:rsid="002704b8"/>
    </style:style>
    <style:style style:name="T16" style:family="text">
      <style:text-properties officeooo:rsid="0027ea17"/>
    </style:style>
    <style:style style:name="T17" style:family="text">
      <style:text-properties style:font-name="Cantarell" fo:font-size="10pt" officeooo:rsid="001749a4" style:font-size-asian="10pt" style:font-size-complex="10pt"/>
    </style:style>
    <style:style style:name="T18" style:family="text">
      <style:text-properties officeooo:rsid="0029ba80"/>
    </style:style>
    <style:style style:name="T19" style:family="text">
      <style:text-properties officeooo:rsid="002bdfdb"/>
    </style:style>
    <style:style style:name="T20" style:family="text">
      <style:text-properties officeooo:rsid="002c9d71"/>
    </style:style>
    <style:style style:name="T21" style:family="text">
      <style:text-properties officeooo:rsid="003019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23786354" text:style-name="L1">
        <text:list-item>
          <text:p text:style-name="P3">Introduction</text:p>
          <text:list>
            <text:list-item>
              <text:p text:style-name="P3">Explain the office, the point of the paper and how the office is such a good fit for the paper.</text:p>
            </text:list-item>
            <text:list-item>
              <text:p text:style-name="P3">There is an episode of the office that reflects (usually in the incorrect way) things covered in each of the chapters of the book</text:p>
            </text:list-item>
            <text:list-item>
              <text:p text:style-name="P3">Its not just because its the only thing out of all the acceptable tv shows and movies that I’ve actually seen</text:p>
            </text:list-item>
            <text:list-item>
              <text:p text:style-name="P3">Quick joke about how I wish I could have done it over game of thrones maybe?</text:p>
              <text:p text:style-name="P3"/>
            </text:list-item>
          </text:list>
        </text:list-item>
        <text:list-item>
          <text:p text:style-name="P8"><text:span text:style-name="T10">Performance, Goal Setting and Motivation</text:span></text:p>
        </text:list-item>
      </text:list>
      <text:list xml:id="list308273565" text:style-name="L2">
        <text:list-item>
          <text:list>
            <text:list-item>
              <text:p text:style-name="P5">Performance Appraisal</text:p>
              <text:list>
                <text:list-item>
                  <text:p text:style-name="P5"><text:span text:style-name="T2">Season 2 episode 8 – Performance Review</text:span></text:p>
                </text:list-item>
              </text:list>
            </text:list-item>
            <text:list-item>
              <text:p text:style-name="P6">Employee Motivation</text:p>
              <text:list>
                <text:list-item>
                  <text:p text:style-name="P6"><text:span text:style-name="T4">Season 8 episode 2 – The Incentive</text:span></text:p>
                </text:list-item>
              </text:list>
            </text:list-item>
            <text:list-item>
              <text:p text:style-name="P6">Goal Setting</text:p>
              <text:list>
                <text:list-item>
                  <text:p text:style-name="P6"><text:span text:style-name="T7">Season 8 episode 2, at Andy agrees to get a tattoo if the team is able to get enough points, this is all to meet the high goals Robert (CEO of the company) set on Andy. <text:s/>This works all too well.</text:span></text:p>
                </text:list-item>
              </text:list>
            </text:list-item>
            <text:list-item>
              <text:p text:style-name="P7">Work Groups and teams</text:p>
              <text:list>
                <text:list-item>
                  <text:p text:style-name="P7"><text:span text:style-name="T8">The incentive, same one as the goal setting</text:span></text:p>
                </text:list-item>
              </text:list>
            </text:list-item>
          </text:list>
        </text:list-item>
        <text:list-item>
          <text:p text:style-name="P10">Power, and Harrasment in the workplace</text:p>
          <text:list>
            <text:list-item>
              <text:p text:style-name="P10">Leadership – Sources of Power</text:p>
              <text:list>
                <text:list-item>
                  <text:p text:style-name="P10">Season 4 – episode 16 Did I Stutter</text:p>
                  <text:list>
                    <text:list-item>
                      <text:p text:style-name="P10">“<text:span text:style-name="T16">being a supervisor does not guarantee that you will be able to influence others”</text:span></text:p>
                      <text:list>
                        <text:list-item>
                          <text:p text:style-name="P11">this is slightly different than what happens at the end of the episode as he gets stanley to comply with not being disrespectful to him because he is the boss</text:p>
                        </text:list-item>
                      </text:list>
                    </text:list-item>
                    <text:list-item>
                      <text:p text:style-name="P11">Micheal does not have expert power over stanley, definitely not referent power, though he does have legitimate, reward and coercive power.</text:p>
                    </text:list-item>
                  </text:list>
                </text:list-item>
              </text:list>
            </text:list-item>
            <text:list-item>
              <text:p text:style-name="P4">Harassment</text:p>
              <text:list>
                <text:list-item>
                  <text:p text:style-name="P6"><text:span text:style-name="T6">Season 3 episode at 2:27</text:span></text:p>
                  <text:list>
                    <text:list-item>
                      <text:p text:style-name="P6"><text:span text:style-name="T6">Michael assumes Stanley celebrates quanza</text:span></text:p>
                    </text:list-item>
                  </text:list>
                </text:list-item>
                <text:list-item>
                  <text:p text:style-name="P6"><text:span text:style-name="T7">Season 1 episode 5 </text:span></text:p>
                  <text:list>
                    <text:list-item>
                      <text:p text:style-name="P6"><text:span text:style-name="T7">at 5:56 Michael assumes Stanley is good at basketball</text:span></text:p>
                    </text:list-item>
                    <text:list-item>
                      <text:p text:style-name="P6"><text:span text:style-name="T7">at 6:49 Michael’s comment to Oscar</text:span></text:p>
                    </text:list-item>
                  </text:list>
                </text:list-item>
                <text:list-item>
                  <text:p text:style-name="P6"><text:span text:style-name="T9">Season 4 Episode 15 Night Out</text:span></text:p>
                  <text:list>
                    <text:list-item>
                      <text:p text:style-name="P4"><text:span text:style-name="T9">Toby touches Pam’s leg in a very uninvited way, realizes how awkward and unsavory what he just did was and on the fly decides that he is going to be moving to Costa Rica.</text:span></text:p>
                    </text:list-item>
                  </text:list>
                </text:list-item>
              </text:list>
            </text:list-item>
            <text:list-item>
              <text:p text:style-name="P4">Abuse of Power</text:p>
              <text:list>
                <text:list-item>
                  <text:p text:style-name="P4">Season 2 Episode 20 – Drug Testing</text:p>
                  <text:list>
                    <text:list-item>
                      <text:p text:style-name="P9">Dwight finds drugs in the parking lot, and since he is a volounteer sherif he takes it as his duty to find who done it</text:p>
                    </text:list-item>
                  </text:list>
                </text:list-item>
              </text:list>
            </text:list-item>
          </text:list>
        </text:list-item>
        <text:list-item>
          <text:p text:style-name="P7"><text:span text:style-name="T16">Selecting and training employees</text:span></text:p>
          <text:list>
            <text:list-item>
              <text:p text:style-name="P5">Selection</text:p>
            </text:list-item>
          </text:list>
        </text:list-item>
      </text:list>
      <text:list xml:id="list2941309493" text:style-name="L3">
        <text:list-item>
          <text:p text:style-name="P19"><text:span text:style-name="T17">Season 7 Episode 25 – Search Committee</text:span></text:p>
          <text:list>
            <text:list-item>
              <text:p text:style-name="P12"><text:span text:style-name="T12">They find it hard to recruit good people</text:span></text:p>
            </text:list-item>
            <text:list-item>
              <text:p text:style-name="P12"><text:span text:style-name="T12">One of the methods of selecting employees given in the book is to have the manager interview</text:span></text:p>
              <text:list>
                <text:list-item>
                  <text:p text:style-name="P12"><text:span text:style-name="T12">since they are interviewing for a manager, they can’t do this (pg 137)</text:span><text:tab/><text:tab/></text:p>
                </text:list-item>
              </text:list>
            </text:list-item>
            <text:list-item>
              <text:p text:style-name="P13"><text:span text:style-name="T12">The first applicant tries to sound like he would be a great hire, but he does not meet the criterion set by Jim, Gabe and Toby</text:span></text:p>
            </text:list-item>
            <text:list-item>
              <text:p text:style-name="P13"><text:span text:style-name="T13">The do not make clear their predictors, they also do not seem to be using any sophisticated selection techniques. <text:s/>The election ration is very low since there is only one position avaliable, so it is one over the number of employees interviewed.</text:span></text:p>
            </text:list-item>
            <text:list-item>
              <text:p text:style-name="P13"><text:span text:style-name="T13">Go through how they could have done it better by covering “Conducting a validation study”</text:span></text:p>
              <text:list>
                <text:list-item>
                  <text:p text:style-name="P14"><text:span text:style-name="T14">The only criterion really given is “find someone who is a good fit, no more manager turnover”</text:span></text:p>
                </text:list-item>
              </text:list>
            </text:list-item>
            <text:list-item>
              <text:p text:style-name="P14"><text:span text:style-name="T18">Basically just emphasive how they have no criterion or predictors establish, go over how they could use scientific</text:span><text:tab/><text:tab/></text:p>
            </text:list-item>
          </text:list>
        </text:list-item>
        <text:list-item>
          <text:p text:style-name="P12"><text:soft-page-break/>Employee Training</text:p>
          <text:list>
            <text:list-item>
              <text:p text:style-name="P12"><text:span text:style-name="T3">Season 7 Episode 20 – Training Day</text:span></text:p>
            </text:list-item>
            <text:list-item>
              <text:p text:style-name="P12"><text:span text:style-name="T15">Michael takes Deangelo through some executive coaching </text:span></text:p>
            </text:list-item>
          </text:list>
        </text:list-item>
      </text:list>
      <text:p text:style-name="P1"/>
      <text:list xml:id="list3006495815" text:style-name="L4">
        <text:list-item>
          <text:p text:style-name="P16">Counterproductive Work behavior</text:p>
          <text:list>
            <text:list-item>
              <text:p text:style-name="P16">Can probably talk about how this was the most prevalent example in the office</text:p>
            </text:list-item>
            <text:list-item>
              <text:p text:style-name="P15"><text:span text:style-name="T1">Season 2 episode 3 – office olymics</text:span></text:p>
            </text:list-item>
            <text:list-item>
              <text:p text:style-name="P15"><text:span text:style-name="T6">Season 3 episode 3 – The Coup</text:span></text:p>
            </text:list-item>
          </text:list>
        </text:list-item>
      </text:list>
      <text:p text:style-name="P17"/>
      <text:p text:style-name="P1">Emotions at Work</text:p>
      <text:p text:style-name="P1"><text:tab/><text:span text:style-name="T5">Season 5 Episode 22 - Heavy Competition</text:span></text:p>
      <text:p text:style-name="P1"><text:tab/><text:tab/><text:span text:style-name="T11">possibly jim feeling emotional dissonance with the new boss</text:span></text:p>
      <text:p text:style-name="P1"><text:tab/><text:tab/><text:span text:style-name="T11">michael feeling very nervous and afraid of starting his own company at the beginning</text:span></text:p>
      <text:p text:style-name="P1"><text:tab/><text:tab/><text:span text:style-name="T11">pam trys to get micheal to solve small work goals to feel better</text:span></text:p>
      <text:p text:style-name="P1"><text:tab/><text:tab/></text:p>
      <text:p text:style-name="P1"/>
      <text:p text:style-name="P1">CWB</text:p>
      <text:p text:style-name="P1"><text:tab/></text:p>
      <text:p text:style-name="P1">Safety</text:p>
      <text:p text:style-name="P1"><text:tab/><text:span text:style-name="T1">Season 2 episode 4 – The Fire</text:span></text:p>
      <text:p text:style-name="P1"/>
      <text:p text:style-name="P1"/>
      <text:p text:style-name="P1"/>
      <text:p text:style-name="P1"/>
      <text:p text:style-name="P1"><text:tab/><text:tab/></text:p>
      <text:p text:style-name="P1"><text:tab/><text:span text:style-name="T19">Industrial and Organization Psychology is a field that is extremley important to understanding the interactions of humans in an instutitional enviornment, mainly that of human interaction and behavior in the workplace. <text:s/>For this final project we were to choose one of the listed approved movies or telivision shows to extract examples to reference in our paper; The Office was the obvious choice. <text:s/>Its setting is that of a not so typical workplace where the employees often act as they should not, breaking many of the suggested behaviors defined in our text. <text:s/>The show is filmed as a mock documentary following the employees of the Scranton branch of the paper distribution company Dunder Mifflin. <text:s/>The manager of this branch often breaks social norms through his sheer awkwardness, total social incompetence or extremley large ego. <text:s/>All of the other characters of the show have simmilarly over exagerated, and in some cases antagonistic, personalities that often lead to morally grey situations or general workplace uncomfortableness. <text:s/>For these and many other reasons, this show is the perfect medium to emphasize many of the concepts learned throughout our Industrial and Organizational Psychology class; nearly all of the concepts convered in our text are touched on by at least one of the episodes in The Office.</text:span></text:p>
      <text:p text:style-name="P18"><text:tab/><text:span text:style-name="T20">In the workplace, things are often measured by getting things done. <text:s/>Because of this, performance is a very significant factor in the measure of the overall quality of a workplace. <text:s/>Performance measurement can either be done in a objective or subjective way, that is, either based on cold hard data (such as the number of paper sales) or based on the preformance reviewer’s feelings towards the peron that is undergoing the performance review. <text:s/>In Season 2 episode 8 of the Office, the entire workforce across the company is undergoing performance reviews. <text:s/>At the very beginning of the episode we get a very clear idea of the type of performance review that will be preformed when Pam (the office Secretary) tells us “Last year my performance review started with me asking what my hopes and dreams were, and ended with him telling me he could bench press 190 pounds.” <text:s/>As we might expect from this TV show, the performance review to be preformed by the branch manager Micheal Scott will not be very sophisticated, in depth or based on any thing other than feeling. <text:s/>Throughout the episode when the reviews are preformed they are entirely subjective, those that the Micheal performs against his employees and the ad hoc performance review Micheal recieves from the suggestion box. <text:s/>The problem with subjective performance ratings is that they are not accurate, “they suffer from biases and errors attributable to human judgement” (spector 2017). <text:s/>These performance reviews could have been performed much more professionally using a method specifically designed to increase the accuracy of performance ratings such as The Behaviorally Anchored Rating Scale, Mixed Standard Scale or the Behavior Observation Scale. <text:s/>Additionally “feedback from multiple sources can be helpful for employees wishing to improve their performance” (Spector 2017). <text:s/>In this </text:span><text:soft-page-break/><text:span text:style-name="T20">episode of the office, the only individual who received feedback from more than a single person was Micheal when he read notes from the suggestion box in an approximation of 360 degree feedback.</text:span></text:p>
      <text:p text:style-name="P18"><text:tab/><text:span text:style-name="T21">Closely related to job performance is Employee Motivation which can be directly influenced by Group and Team Dynamics as well as Goals for th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08:19:52.565531267</meta:creation-date>
    <dc:date>2019-04-24T03:12:10.635708602</dc:date>
    <meta:editing-duration>PT1H17M6S</meta:editing-duration>
    <meta:editing-cycles>15</meta:editing-cycles>
    <meta:generator>LibreOffice/6.1.5.2$Linux_X86_64 LibreOffice_project/10$Build-2</meta:generator>
    <meta:document-statistic meta:table-count="0" meta:image-count="0" meta:object-count="0" meta:page-count="3" meta:paragraph-count="64" meta:word-count="1221" meta:character-count="6971" meta:non-whitespace-character-count="5809"/>
  </office:meta>
</office:document-meta>
</file>